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Game design document</text:h>
      <text:p text:style-name="Normal"/>
      <text:h text:style-name="Heading2" text:outline-level="2">Narrative patterns</text:h>
      <text:h text:style-name="Heading2" text:outline-level="2"/>
      <text:h text:style-name="Heading2" text:outline-level="2">Story arc</text:h>
      <text:h text:style-name="Heading2" text:outline-level="2"/>
      <text:h text:style-name="Heading2" text:outline-level="2">Narrative engine</text:h>
      <text:h text:style-name="Heading2" text:outline-level="2"/>
      <text:h text:style-name="Heading2" text:outline-level="2">Character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ew Langford</meta:initial-creator>
    <dc:creator>Matthew Langford</dc:creator>
    <meta:creation-date>2017-03-16T13:37:00Z</meta:creation-date>
    <dc:date>2017-03-16T13:37:00Z</dc: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1" meta:row-count="1" meta:non-whitespace-character-count="70"/>
  </office:meta>
</office:document-meta>
</file>